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ocaleConverter.convert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Bas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Bas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BaseLocaleConverter( Object defaultValue , Locale locale , String pattern , boolean useDefault , boolean loc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LocaleConverter.Bas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convert( Class type , Object value , String 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eLocaleConverter.conver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convert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ocaleConverter.Bas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